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ngleTermDocs.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ermDocs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ngleTermDocs.seek( TermEnum termE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ermDocs.skipTo( in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ermDocs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ngleTermDocs.read( int [ ] docs , int [ ] freq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ngleTermDocs.seek( Term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ermDocs.freq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ermDocs.SingleTermDocs(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